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font-weight="normal" officeooo:rsid="0003d339" officeooo:paragraph-rsid="0003d339" style:font-weight-asian="normal" style:font-weight-complex="normal"/>
    </style:style>
    <style:style style:name="P2" style:family="paragraph" style:parent-style-name="Text_20_body">
      <style:text-properties fo:font-weight="normal" officeooo:rsid="0003d339" officeooo:paragraph-rsid="0003d339" style:font-weight-asian="normal" style:font-weight-complex="normal"/>
    </style:style>
    <style:style style:name="P3" style:family="paragraph" style:parent-style-name="Text_20_body">
      <style:text-properties fo:font-weight="normal" officeooo:rsid="0004e646" officeooo:paragraph-rsid="0004e646" style:font-weight-asian="normal" style:font-weight-complex="normal"/>
    </style:style>
    <style:style style:name="P4" style:family="paragraph" style:parent-style-name="Text_20_body">
      <style:text-properties fo:font-weight="normal" officeooo:rsid="00060161" officeooo:paragraph-rsid="00060161" style:font-weight-asian="normal" style:font-weight-complex="normal"/>
    </style:style>
    <style:style style:name="P5" style:family="paragraph" style:parent-style-name="Text_20_body">
      <style:text-properties fo:font-weight="normal" officeooo:rsid="00063498" officeooo:paragraph-rsid="00063498" style:font-weight-asian="normal" style:font-weight-complex="normal"/>
    </style:style>
    <style:style style:name="P6" style:family="paragraph" style:parent-style-name="Text_20_body">
      <style:text-properties fo:font-weight="normal" officeooo:rsid="00071961" officeooo:paragraph-rsid="00071961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03d339" officeooo:paragraph-rsid="0003d339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03d339" officeooo:paragraph-rsid="0004e646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060161" officeooo:paragraph-rsid="00060161" style:font-weight-asian="normal" style:font-weight-complex="normal"/>
    </style:style>
    <style:style style:name="P10" style:family="paragraph" style:parent-style-name="Text_20_body" style:list-style-name="L3">
      <style:text-properties fo:font-weight="normal" officeooo:rsid="0004e646" officeooo:paragraph-rsid="0004e646" style:font-weight-asian="normal" style:font-weight-complex="normal"/>
    </style:style>
    <style:style style:name="P11" style:family="paragraph" style:parent-style-name="Text_20_body" style:list-style-name="L5">
      <style:text-properties fo:font-weight="normal" officeooo:rsid="0004e646" officeooo:paragraph-rsid="0004e646" style:font-weight-asian="normal" style:font-weight-complex="normal"/>
    </style:style>
    <style:style style:name="P12" style:family="paragraph" style:parent-style-name="Text_20_body" style:list-style-name="L4">
      <style:text-properties fo:font-weight="normal" officeooo:rsid="00063498" officeooo:paragraph-rsid="00063498" style:font-weight-asian="normal" style:font-weight-complex="normal"/>
    </style:style>
    <style:style style:name="T1" style:family="text">
      <style:text-properties officeooo:rsid="0008c1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</text:p>
      <text:p text:style-name="P2">Einleitung:</text:p>
      <text:list xml:id="list6840796271133727189" text:style-name="L1">
        <text:list-item>
          <text:p text:style-name="P7">Geschichte (Seit wann gibt es)</text:p>
        </text:list-item>
        <text:list-item>
          <text:p text:style-name="P7">Zielgruppe</text:p>
        </text:list-item>
        <text:list-item>
          <text:p text:style-name="P7">Hardware</text:p>
          <text:list>
            <text:list-item>
              <text:p text:style-name="P7">CPU</text:p>
            </text:list-item>
            <text:list-item>
              <text:p text:style-name="P7">Architectur</text:p>
            </text:list-item>
            <text:list-item>
              <text:p text:style-name="P7">Speicher</text:p>
            </text:list-item>
            <text:list-item>
              <text:p text:style-name="P7">Ports (I/O) Beschreiben</text:p>
            </text:list-item>
          </text:list>
        </text:list-item>
        <text:list-item>
          <text:p text:style-name="P7">Bilder und Videos von Beispielprojekten</text:p>
        </text:list-item>
        <text:list-item>
          <text:p text:style-name="P7">Software</text:p>
          <text:list>
            <text:list-item>
              <text:p text:style-name="P7">C / C++</text:p>
            </text:list-item>
            <text:list-item>
              <text:p text:style-name="P8">3. Party Libraries</text:p>
            </text:list-item>
          </text:list>
        </text:list-item>
      </text:list>
      <text:p text:style-name="P4">Mechanics</text:p>
      <text:list xml:id="list1374179614334927855" text:style-name="L2">
        <text:list-item>
          <text:p text:style-name="P9">i2c</text:p>
        </text:list-item>
        <text:list-item>
          <text:p text:style-name="P9">serial</text:p>
        </text:list-item>
        <text:list-item>
          <text:p text:style-name="P9">A/D Converter // Brauchen Sensor / Widerstand </text:p>
          <text:list>
            <text:list-item>
              <text:p text:style-name="P9">oversampling</text:p>
            </text:list-item>
          </text:list>
        </text:list-item>
        <text:list-item>
          <text:p text:style-name="P9">D/A Converter // Brauchen LED</text:p>
        </text:list-item>
      </text:list>
      <text:p text:style-name="P3">Erweiterungsmöglichkeiten</text:p>
      <text:list xml:id="list8663916266528222896" text:style-name="L3">
        <text:list-item>
          <text:p text:style-name="P10">Shields</text:p>
        </text:list-item>
        <text:list-item>
          <text:p text:style-name="P10">Extensions via Serial</text:p>
        </text:list-item>
        <text:list-item>
          <text:p text:style-name="P10">Extensions via i2c</text:p>
        </text:list-item>
      </text:list>
      <text:p text:style-name="P5">Community</text:p>
      <text:p text:style-name="P5">Ähnliche Geräte</text:p>
      <text:list xml:id="list5224862126206157504" text:style-name="L4">
        <text:list-item>
          <text:p text:style-name="P12">Unterschiede z.B zu Raspberry</text:p>
        </text:list-item>
      </text:list>
      <text:p text:style-name="P3">Preise</text:p>
      <text:list xml:id="list7256545244325992846" text:style-name="L5">
        <text:list-item>
          <text:p text:style-name="P11">Echte Arduino</text:p>
        </text:list-item>
        <text:list-item>
          <text:p text:style-name="P11">China Nachbau</text:p>
        </text:list-item>
        <text:list-item>
          <text:p text:style-name="P11"><text:soft-page-break/>Projektpreise</text:p>
        </text:list-item>
      </text:list>
      <text:p text:style-name="P6">Beisp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3:31:59.350054000</meta:creation-date>
    <dc:date>2018-04-11T13:06:51.384072000</dc:date>
    <meta:editing-duration>PT23H10M47S</meta:editing-duration>
    <meta:editing-cycles>2</meta:editing-cycles>
    <meta:generator>LibreOffice/4.4.7.2$MacOSX_X86_64 LibreOffice_project/f3153a8b245191196a4b6b9abd1d0da16eead600</meta:generator>
    <meta:document-statistic meta:table-count="0" meta:image-count="0" meta:object-count="0" meta:page-count="2" meta:paragraph-count="31" meta:word-count="88" meta:character-count="488" meta:non-whitespace-character-count="453"/>
  </office:meta>
</office:document-meta>
</file>